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apple-system, BlinkMacSystemFont, 'Segoe UI', Inter, 'Helvetica Neue', Arial, 'Noto Sans', 'Liberation Sans'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ba987" officeooo:paragraph-rsid="001ba987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c9211e" loext:opacity="100%" officeooo:rsid="001ba987" officeooo:paragraph-rsid="001ba987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officeooo:rsid="001ba987" officeooo:paragraph-rsid="001ba987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officeooo:rsid="001c15b0" officeooo:paragraph-rsid="001c15b0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1ba987" officeooo:paragraph-rsid="001ba987" style:font-weight-asian="bold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officeooo:rsid="001ba987" officeooo:paragraph-rsid="001ba987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style:text-underline-style="solid" style:text-underline-width="auto" style:text-underline-color="font-color" fo:font-weight="normal" officeooo:rsid="001ba987" officeooo:paragraph-rsid="001ba987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officeooo:rsid="001ba987" officeooo:paragraph-rsid="001ba987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officeooo:rsid="00208314" officeooo:paragraph-rsid="00208314"/>
    </style:style>
    <style:style style:name="T1" style:family="text">
      <style:text-properties fo:font-variant="normal" fo:text-transform="none" fo:color="#2f3847" loext:opacity="100%" style:font-name="Inter" fo:font-size="18pt" fo:letter-spacing="normal" fo:font-style="normal" fo:font-weight="bold"/>
    </style:style>
    <style:style style:name="T2" style:family="text">
      <style:text-properties fo:font-variant="normal" fo:text-transform="none" style:font-name="Inter" fo:font-size="12pt" fo:letter-spacing="normal" fo:font-style="normal" fo:font-weight="normal"/>
    </style:style>
    <style:style style:name="T3" style:family="text">
      <style:text-properties fo:font-variant="normal" fo:text-transform="none" style:font-name="Inter" fo:font-size="12pt" fo:letter-spacing="normal" fo:font-style="normal" fo:font-weight="normal" officeooo:rsid="001d59d1"/>
    </style:style>
    <style:style style:name="T4" style:family="text">
      <style:text-properties officeooo:rsid="001ed7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span text:style-name="T1">Actividad 2.3 Proyecto Wordpress 1</text:span> </text:p>
      <text:p text:style-name="P1"/>
      <text:p text:style-name="P6">Álvaro Gines, <text:span text:style-name="T4">José Carlos </text:span>y Wuke Zhang</text:p>
      <text:p text:style-name="P6"/>
      <text:p text:style-name="P6">2-ASIR</text:p>
      <text:p text:style-name="P2"/>
      <text:p text:style-name="P3"/>
      <text:p text:style-name="P7">- Proyecto elegido.</text:p>
      <text:p text:style-name="P7"/>
      <text:p text:style-name="P5"><text:span text:style-name="T2">Mierda pinchada en un palo. </text:span><text:span text:style-name="T3">(Product by Álvaro)</text:span></text:p>
      <text:p text:style-name="P7"/>
      <text:p text:style-name="P7">- Repositorio de Github donde se guardará el proyecto.</text:p>
      <text:p text:style-name="P7"/>
      <text:p text:style-name="P4"><text:a xlink:type="simple" xlink:href="https://github.com/oOmyloveOo/oOmyloveOo.github.io" text:style-name="Internet_20_link" text:visited-style-name="Visited_20_Internet_20_Link"><text:span text:style-name="T2">https://github.com/oOmyloveOo/oOmyloveOo.github.io</text:span></text:a></text:p>
      <text:p text:style-name="P7"/>
      <text:p text:style-name="P7">- Planteamiento inicial de como va a ser la página web. (Se puede incluir redacciones, bocetos/esquemas, tablas a desarrollar...).</text:p>
      <text:p text:style-name="P7"/>
      <text:p text:style-name="P10">Este es nuestro boceto inicial, pero todavía esta abierto a modificaciones.</text:p>
      <text:p text:style-name="P10"/>
      <text:p text:style-name="P7"><text:a xlink:type="simple" xlink:href="https://varocraft25.github.io/restaurante.html" text:style-name="Internet_20_link" text:visited-style-name="Visited_20_Internet_20_Link">https://varocraft25.github.io/restaurante.html</text:a></text:p>
      <text:p text:style-name="P7"/>
      <text:p text:style-name="P7"/>
      <text:p text:style-name="P7"/>
      <text:p text:style-name="P8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ter" svg:font-family="Inter, apple-system, BlinkMacSystemFont, 'Segoe UI', Inter, 'Helvetica Neue', Arial, 'Noto Sans', 'Liberation Sans'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08T09:31:12.337000000</meta:creation-date>
    <dc:date>2024-11-08T11:59:04.199000000</dc:date>
    <meta:editing-duration>PT20M49S</meta:editing-duration>
    <meta:editing-cycles>4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0" meta:word-count="65" meta:character-count="501" meta:non-whitespace-character-count="444"/>
  </office:meta>
</office:document-meta>
</file>